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ndara" svg:font-family="Candara" style:font-family-generic="swiss" style:font-pitch="variable" svg:panose-1="2 14 5 2 3 3 3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  <style:text-properties style:font-name="Candara" fo:font-size="18pt" style:font-size-asian="18pt" style:font-size-complex="18pt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43" style:parent-style-name="Fuentedepárrafopredeter." style:family="text">
      <style:text-properties style:font-name="Candara" fo:font-size="18pt" style:font-size-asian="18pt" style:font-size-complex="18pt"/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  <style:text-properties style:font-name="Candara" fo:font-size="18pt" style:font-size-asian="18pt"/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  <style:text-properties style:font-name="Candara" fo:font-size="18pt" style:font-size-asian="18pt"/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  <style:text-properties style:font-name="Candara" fo:font-size="18pt" style:font-size-asian="18pt" fo:language="es" fo:country="MX"/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style:font-name="Candara" fo:font-size="18pt" style:font-size-asian="18pt"/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  <style:text-properties style:font-name="Candara" fo:font-size="18pt" style:font-size-asian="18pt"/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T97" style:parent-style-name="Fuentedepárrafopredeter." style:family="text">
      <style:text-properties style:font-name="Calibri" fo:color="#000000" fo:font-size="26pt" style:font-size-asian="26pt"/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03" style:parent-style-name="Standard" style:family="paragraph">
      <style:text-properties fo:language="es" fo:country="MX"/>
    </style:style>
    <style:style style:name="P104" style:parent-style-name="Normal" style:family="paragraph">
      <style:paragraph-properties fo:break-before="page"/>
      <style:text-properties fo:language="es" fo:country="MX" fo:hyphenate="true"/>
    </style:style>
    <style:style style:name="P105" style:parent-style-name="Standard" style:family="paragraph">
      <style:paragraph-properties fo:text-align="center"/>
      <style:text-properties style:font-name="Candara" fo:color="#FF0000" fo:font-size="20pt" style:font-size-asian="20pt" style:font-size-complex="20pt" fo:language="es" fo:country="MX"/>
    </style:style>
    <style:style style:name="P106" style:parent-style-name="Standard" style:family="paragraph">
      <style:text-properties style:font-name="Candara" fo:color="#FF0000" fo:font-size="16pt" style:font-size-asian="16pt" style:font-size-complex="20pt" fo:language="es" fo:country="MX"/>
    </style:style>
    <style:style style:name="P107" style:parent-style-name="Standard" style:family="paragraph">
      <style:text-properties style:font-name="Candara" fo:font-size="16pt" style:font-size-asian="16pt" style:font-size-complex="20pt" fo:language="es" fo:country="MX"/>
    </style:style>
    <style:style style:name="P108" style:parent-style-name="Standard" style:family="paragraph">
      <style:text-properties style:font-name="Candara" fo:font-size="16pt" style:font-size-asian="16pt" style:font-size-complex="20pt" fo:language="es" fo:country="MX"/>
    </style:style>
    <style:style style:name="P109" style:parent-style-name="Standard" style:family="paragraph">
      <style:text-properties style:font-name="Candara" fo:font-size="16pt" style:font-size-asian="16pt" style:font-size-complex="20pt" fo:language="es" fo:country="MX"/>
    </style:style>
    <style:style style:name="P110" style:parent-style-name="Standard" style:family="paragraph">
      <style:text-properties style:font-name="Candara" fo:color="#FF0000" fo:font-size="16pt" style:font-size-asian="16pt" style:font-size-complex="18pt" fo:language="es" fo:country="MX"/>
    </style:style>
    <style:style style:name="P111" style:parent-style-name="Standard" style:family="paragraph">
      <style:text-properties style:font-name="Candara" fo:color="#FF0000" fo:font-size="16pt" style:font-size-asian="16pt" style:font-size-complex="18pt" fo:language="es" fo:country="MX"/>
    </style:style>
    <style:style style:name="P112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13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14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15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16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17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18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19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0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1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2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3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4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5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6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7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8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29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0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1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T132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33" style:parent-style-name="Fuentedepárrafopredeter." style:family="text">
      <style:text-properties style:font-name="Candara" style:text-position="super 65.6%" fo:font-size="16pt" style:font-size-asian="16pt" style:font-size-complex="18pt" fo:language="es" fo:country="MX"/>
    </style:style>
    <style:style style:name="P134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5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6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7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8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39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0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1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2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3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4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5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6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7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8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49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50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51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52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53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54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55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56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57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58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59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60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61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62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63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64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65" style:parent-style-name="Standard" style:family="paragraph">
      <style:text-properties style:font-name="Candara" fo:font-size="16pt" style:font-size-asian="16pt" style:font-size-complex="18pt" fo:language="es" fo:country="MX"/>
    </style:style>
    <style:style style:name="P166" style:parent-style-name="Standard" style:family="paragraph">
      <style:text-properties style:font-name="Candara" fo:color="#FF0000" fo:font-size="16pt" style:font-size-asian="16pt" style:font-size-complex="18pt" fo:language="es" fo:country="MX"/>
    </style:style>
    <style:style style:name="P167" style:parent-style-name="Standard" style:family="paragraph">
      <style:text-properties style:font-name="Candara" fo:color="#FF0000" fo:font-size="16pt" style:font-size-asian="16pt" style:font-size-complex="18pt" fo:language="es" fo:country="MX"/>
    </style:style>
    <style:style style:name="T168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69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70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name="T171" style:parent-style-name="Fuentedepárrafopredeter." style:family="text">
      <style:text-properties style:font-name="Candara" fo:font-size="16pt" style:font-size-asian="16pt" style:font-size-complex="18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Ing Claudia 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<text:span text:style-name="T43">Fundamentos de Programación<text:s/></text:span>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03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5<text:s/>“PSEUDOCÓDIGO”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De La Luz Sánchez Emiliano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018-2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04-04-2018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s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soft-page-break/>
      <text:p text:style-name="Standard"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CALIFICACIÓN: __________</text:span></text:p>
      <text:p text:style-name="P103"/>
      <text:p text:style-name="P104"/>
      <text:p text:style-name="P105">Pseudocódigo</text:p>
      <text:p text:style-name="P106">OBJETIVOS</text:p>
      <text:p text:style-name="P107"/>
      <text:p text:style-name="P108">Conocer la importancia de<text:s/>elaborar pseudocódigo que representen soluciones algorítmicas empleando la sintaxis y la<text:s/>semántica<text:s/>para cada<text:s/>caso en la práctica al igual conocer los tipos de algoritmos que existen y su representación.<text:s/></text:p>
      <text:p text:style-name="P109"/>
      <text:p text:style-name="P110">DESARROLLO</text:p>
      <text:p text:style-name="P111"/>
      <text:p text:style-name="P112">Se abrió el programa donde se trabajo donde se realizara el primer ejercicio</text:p>
      <text:p text:style-name="P113">-Suma de dos números enteros.</text:p>
      <text:p text:style-name="P114">INICIO</text:p>
      <text:p text:style-name="P115"><text:s text:c="20"/>valorInicial, valorInicial: ENTERO</text:p>
      <text:p text:style-name="P116"><text:s text:c="20"/>valorInicial=10</text:p>
      <text:p text:style-name="P117"><text:s text:c="20"/>valorFinal=15</text:p>
      <text:p text:style-name="P118"><text:s text:c="20"/>MIENTRAS valorInicial &lt;valorFinal</text:p>
      <text:p text:style-name="P119"><text:s text:c="29"/>ESCRIBIR valorInicial</text:p>
      <text:p text:style-name="P120"><text:s text:c="29"/>valorInicial :=valorInicial + 1</text:p>
      <text:p text:style-name="P121"><text:s text:c="20"/>FIN MIENTRAS</text:p>
      <text:p text:style-name="P122">FIN</text:p>
      <text:p text:style-name="P123"><text:line-break/></text:p>
      <text:p text:style-name="P124"/>
      <text:p text:style-name="P125">-Área del círculo</text:p>
      <text:p text:style-name="P126">INICIO</text:p>
      <text:p text:style-name="P127"><text:s text:c="10"/>Pi=3.1416</text:p>
      <text:p text:style-name="P128"><text:s text:c="10"/>R=0</text:p>
      <text:p text:style-name="P129"><text:s text:c="10"/>A=0</text:p>
      <text:p text:style-name="P130"><text:s text:c="10"/>ESCRIBIR<text:s/>“Introduce el radio del Circulo”</text:p>
      <text:p text:style-name="P131"><text:s text:c="10"/>LEER R</text:p>
      <text:p text:style-name="Standard"><text:span text:style-name="T132"><text:s text:c="10"/>A=Pi*R</text:span><text:span text:style-name="T133">2</text:span></text:p>
      <text:p text:style-name="P134"><text:s text:c="10"/>ESCRIBIR “El área del círculo es A”</text:p>
      <text:p text:style-name="P135">FIN</text:p>
      <text:p text:style-name="P136"/>
      <text:p text:style-name="P137"/>
      <text:p text:style-name="P138"/>
      <text:p text:style-name="P139"/>
      <text:p text:style-name="P140"/>
      <text:p text:style-name="P141">-Menú de altas y bajas</text:p>
      <text:p text:style-name="P142">a=ENTERO</text:p>
      <text:p text:style-name="P143">a=1</text:p>
      <text:p text:style-name="P144">SELECCIONAR <text:s/>(a) en</text:p>
      <text:p text:style-name="P145">CASO 1-&gt;</text:p>
      <text:p text:style-name="P146"><text:s text:c="7"/>ESCRIBIR “alta de una materia”<text:s/></text:p>
      <text:p text:style-name="P147">CASO 2-&gt;</text:p>
      <text:p text:style-name="P148"><text:s text:c="7"/>ESCRIBIR “baja de una materia”</text:p>
      <text:p text:style-name="P149">CASO 3-&gt; “seleccionar cambios”</text:p>
      <text:p text:style-name="P150">DEFECTO -&gt;</text:p>
      <text:p text:style-name="P151"><text:s text:c="7"/>ESCRIBIR “regresar a menú”</text:p>
      <text:p text:style-name="P152">FIN</text:p>
      <text:p text:style-name="P153"/>
      <text:p text:style-name="P154">x&gt;2, x&lt;2</text:p>
      <text:p text:style-name="P155">INICIO</text:p>
      <text:p text:style-name="P156">DECLARAR N1=0 N2=0</text:p>
      <text:p text:style-name="P157">Primer número:N1</text:p>
      <text:p text:style-name="P158">Segundo número: N2</text:p>
      <text:p text:style-name="P159">Preguntar: SI N1&gt;N2 “Decisión”</text:p>
      <text:p text:style-name="P160">Entonces N° <text:s/>mayor es: N1</text:p>
      <text:p text:style-name="P161">DE LO CONTRARIO MOSTRAR</text:p>
      <text:p text:style-name="P162">El N° mayor es:N2</text:p>
      <text:p text:style-name="P163">FIN</text:p>
      <text:p text:style-name="P164"/>
      <text:p text:style-name="P165"/>
      <text:p text:style-name="P166">CONCLUSIONES</text:p>
      <text:p text:style-name="P167"/>
      <text:p text:style-name="Standard"><text:span text:style-name="T168">Se logro el objetivo marcado desde el principio, la importancia que tiene</text:span><text:span text:style-name="T169"><text:s/>el pseudocódigo y todas las funciones que conlleva para la resolución de diferentes problemas, sobre todo que tipo de algoritmos se usan adecuadamente para realizar correctamente el pseudocódigo.<text:s/></text:span><text:span text:style-name="T170">Fue un practica muy completa y sobre todo con procesos complejos, fue muy inte</text:span><text:span text:style-name="T171">resa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ndara" svg:font-family="Candara" style:font-family-generic="swiss" style:font-pitch="variable" svg:panose-1="2 14 5 2 3 3 3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Emiliano De la Luz Sánchez</dc:creator>
    <meta:creation-date>2018-04-06T02:47:00Z</meta:creation-date>
    <dc:date>2018-04-06T02:47:00Z</dc:date>
    <meta:template xlink:href="Normal" xlink:type="simple"/>
    <meta:editing-cycles>2</meta:editing-cycles>
    <meta:editing-duration>PT120S</meta:editing-duration>
    <meta:document-statistic meta:page-count="4" meta:paragraph-count="4" meta:word-count="328" meta:character-count="2128" meta:row-count="15" meta:non-whitespace-character-count="1804"/>
  </office:meta>
</office:document-meta>
</file>